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010" officeooo:paragraph-rsid="00062010"/>
    </style:style>
    <style:style style:name="P2" style:family="paragraph" style:parent-style-name="Standard">
      <style:text-properties officeooo:rsid="00065157" officeooo:paragraph-rsid="00065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ereço youtube</text:p>
      <text:p text:style-name="P1"/>
      <text:p text:style-name="P1">Aula Primeiro programa em Java</text:p>
      <text:p text:style-name="P1"/>
      <text:p text:style-name="P1">fazer o Hello Word</text:p>
      <text:p text:style-name="P1"/>
      <text:p text:style-name="P1">ferramenta sublime text</text:p>
      <text:p text:style-name="P1"/>
      <text:p text:style-name="P2"/>
      <text:p text:style-name="P2">estrutura basica:</text:p>
      <text:p text:style-name="P2"/>
      <text:p text:style-name="P2">public static void main (String[] args){</text:p>
      <text:p text:style-name="P2"><text:tab/>System.out.println(“Hello World”);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11:15:53.055000000</meta:creation-date>
    <meta:generator>LibreOffice/7.3.5.2$Windows_X86_64 LibreOffice_project/184fe81b8c8c30d8b5082578aee2fed2ea847c01</meta:generator>
    <dc:date>2022-08-31T11:47:53.619000000</dc:date>
    <meta:editing-duration>PT20M29S</meta:editing-duration>
    <meta:editing-cycles>1</meta:editing-cycles>
    <meta:document-statistic meta:table-count="0" meta:image-count="0" meta:object-count="0" meta:page-count="1" meta:paragraph-count="8" meta:word-count="25" meta:character-count="180" meta:non-whitespace-character-count="162"/>
  </office:meta>
</office:document-meta>
</file>